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8da0" officeooo:paragraph-rsid="00068d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vo de texto ignor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0:44:02.411000000</meta:creation-date>
    <dc:date>2017-11-03T00:44:46.193000000</dc:date>
    <meta:editing-duration>PT54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5.3.2.2$Windows_X86_64 LibreOffice_project/6cd4f1ef626f15116896b1d8e1398b56da0d0ee1</meta:generator>
  </office:meta>
</office:document-meta>
</file>